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iberation Mono', Menlo, Courier, monospace"/>
    <style:font-face style:name="FreeSans1" svg:font-family="FreeSans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2" style:family="table">
      <style:table-properties style:width="25.601cm" fo:margin-left="0.113cm" table:align="left"/>
    </style:style>
    <style:style style:name="Tabella2.A" style:family="table-column">
      <style:table-column-properties style:column-width="13.806cm"/>
    </style:style>
    <style:style style:name="Tabella2.B" style:family="table-column">
      <style:table-column-properties style:column-width="10.991cm"/>
    </style:style>
    <style:style style:name="Tabella2.C" style:family="table-column">
      <style:table-column-properties style:column-width="0.80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5.601cm" fo:margin-left="0.113cm" table:align="left"/>
    </style:style>
    <style:style style:name="Tabella1.A" style:family="table-column">
      <style:table-column-properties style:column-width="13.806cm"/>
    </style:style>
    <style:style style:name="Tabella1.B" style:family="table-column">
      <style:table-column-properties style:column-width="10.991cm"/>
    </style:style>
    <style:style style:name="Tabella1.C" style:family="table-column">
      <style:table-column-properties style:column-width="0.804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3" style:family="table-row">
      <style:table-row-properties style:min-row-height="0.661cm"/>
    </style:style>
    <style:style style:name="Tabella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5.601cm" fo:margin-left="0.113cm" table:align="left"/>
    </style:style>
    <style:style style:name="Tabella3.A" style:family="table-column">
      <style:table-column-properties style:column-width="13.806cm"/>
    </style:style>
    <style:style style:name="Tabella3.B" style:family="table-column">
      <style:table-column-properties style:column-width="10.991cm"/>
    </style:style>
    <style:style style:name="Tabella3.C" style:family="table-column">
      <style:table-column-properties style:column-width="0.804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803f2" officeooo:paragraph-rsid="001803f2"/>
    </style:style>
    <style:style style:name="P2" style:family="paragraph" style:parent-style-name="Preformatted_20_Text">
      <style:text-properties officeooo:paragraph-rsid="004b1c14"/>
    </style:style>
    <style:style style:name="P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1689eb" officeooo:paragraph-rsid="004b1c14" style:font-name-asian="Courier New" style:font-size-asian="10pt" style:font-name-complex="Liberation Mono" style:font-size-complex="10pt"/>
    </style:style>
    <style:style style:name="P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46bb0d" officeooo:paragraph-rsid="004b1c14" style:font-name-asian="Courier New" style:font-size-asian="10pt" style:font-name-complex="Liberation Mono" style:font-size-complex="10pt"/>
    </style:style>
    <style:style style:name="P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482ebf" officeooo:paragraph-rsid="004b1c14" fo:background-color="#e8f2fe" style:font-name-asian="Courier New" style:font-size-asian="10pt" style:font-weight-asian="normal" style:font-name-complex="Liberation Mono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482ebf" officeooo:paragraph-rsid="004b1c14" style:font-name-asian="Courier New" style:font-size-asian="10pt" style:font-name-complex="Liberation Mono" style:font-size-complex="10pt"/>
    </style:style>
    <style:style style:name="P7" style:family="paragraph" style:parent-style-name="Standard">
      <style:text-properties officeooo:paragraph-rsid="004b1c14"/>
    </style:style>
    <style:style style:name="P8" style:family="paragraph" style:parent-style-name="Standard">
      <style:text-properties officeooo:paragraph-rsid="00566b03"/>
    </style:style>
    <style:style style:name="P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officeooo:rsid="00207b96" officeooo:paragraph-rsid="00207b96" fo:background-color="#e8f2fe" style:font-size-asian="10pt" style:font-size-complex="10pt"/>
    </style:style>
    <style:style style:name="P1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officeooo:rsid="002f1dc0" officeooo:paragraph-rsid="0030d31d" fo:background-color="#e8f2fe" style:font-name-asian="Courier New" style:font-size-asian="10pt" style:font-name-complex="Liberation Mono" style:font-size-complex="10pt"/>
    </style:style>
    <style:style style:name="P1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officeooo:rsid="002f1dc0" officeooo:paragraph-rsid="00545c8d" fo:background-color="#e8f2fe" style:font-name-asian="Courier New" style:font-size-asian="10pt" style:font-name-complex="Liberation Mono" style:font-size-complex="10pt"/>
    </style:style>
    <style:style style:name="P1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482ebf" officeooo:paragraph-rsid="00566b03" fo:background-color="#e8f2fe" style:font-name-asian="Courier New" style:font-size-asian="10pt" style:font-weight-asian="normal" style:font-name-complex="Liberation Mono" style:font-size-complex="10pt" style:font-weight-complex="normal"/>
    </style:style>
    <style:style style:name="P13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d86b3" officeooo:paragraph-rsid="001d86b3" fo:background-color="transparent" style:font-name-asian="Courier New" style:font-size-asian="10pt" style:font-name-complex="Liberation Mono" style:font-size-complex="10pt"/>
    </style:style>
    <style:style style:name="P14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32fe40" officeooo:paragraph-rsid="0032fe40" fo:background-color="transparent" style:font-name-asian="Courier New" style:font-size-asian="10pt" style:font-name-complex="Liberation Mono" style:font-size-complex="10pt"/>
    </style:style>
    <style:style style:name="P1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f1dc0" officeooo:paragraph-rsid="002f1dc0" fo:background-color="transparent" style:font-name-asian="Courier New" style:font-size-asian="10pt" style:font-name-complex="Liberation Mono" style:font-size-complex="10pt"/>
    </style:style>
    <style:style style:name="P1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f1dc0" officeooo:paragraph-rsid="0030d31d" fo:background-color="transparent" style:font-name-asian="Courier New" style:font-size-asian="10pt" style:font-name-complex="Liberation Mono" style:font-size-complex="10pt"/>
    </style:style>
    <style:style style:name="P1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d86b3" officeooo:paragraph-rsid="001d86b3" fo:background-color="transparent" style:font-name-asian="Courier New" style:font-size-asian="10pt" style:font-name-complex="Liberation Mono" style:font-size-complex="10pt"/>
    </style:style>
    <style:style style:name="P1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2f1dc0" officeooo:paragraph-rsid="0030d31d" fo:background-color="#e8f2fe" style:font-name-asian="Courier New" style:font-size-asian="10pt" style:font-name-complex="Liberation Mono" style:font-size-complex="10pt"/>
    </style:style>
    <style:style style:name="P1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3f7f5f" style:font-name="Liberation Mono" fo:font-size="10pt" officeooo:rsid="002f1dc0" officeooo:paragraph-rsid="0030d31d" fo:background-color="#e8f2fe" style:font-name-asian="Courier New" style:font-size-asian="10pt" style:font-name-complex="Liberation Mono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482ebf" officeooo:paragraph-rsid="00482ebf" style:font-name-asian="Courier New" style:font-size-asian="10pt" style:font-name-complex="Liberation Mono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font-size="10pt" officeooo:rsid="004c4fcc" officeooo:paragraph-rsid="004c4fcc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fo:font-size="10pt" officeooo:paragraph-rsid="001689eb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" fo:font-size="10pt" officeooo:rsid="004e0292" officeooo:paragraph-rsid="004e0292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Liberation Mono" fo:font-size="10pt" officeooo:rsid="004fcfef" officeooo:paragraph-rsid="004fcfef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482ebf" officeooo:paragraph-rsid="00566b03" style:font-name-asian="Courier New" style:font-size-asian="10pt" style:font-name-complex="Liberation Mono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566b03" officeooo:paragraph-rsid="00566b03" style:font-name-asian="Courier New" style:font-size-asian="10pt" style:font-name-complex="Liberation Mono" style:font-size-complex="10pt"/>
    </style:style>
    <style:style style:name="P2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46bb0d" officeooo:paragraph-rsid="00566b03" style:font-name-asian="Courier New" style:font-size-asian="10pt" style:font-name-complex="Liberation Mono" style:font-size-complex="10pt"/>
    </style:style>
    <style:style style:name="P2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1689eb" officeooo:paragraph-rsid="00566b03" style:font-name-asian="Courier New" style:font-size-asian="10pt" style:font-name-complex="Liberation Mono" style:font-size-complex="10pt"/>
    </style:style>
    <style:style style:name="P30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46bb0d" officeooo:paragraph-rsid="0046bb0d" style:font-name-asian="Courier New" style:font-size-asian="10pt" style:font-name-complex="Liberation Mono" style:font-size-complex="10pt"/>
    </style:style>
    <style:style style:name="P3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1689eb" officeooo:paragraph-rsid="001689eb" style:font-name-asian="Courier New" style:font-size-asian="10pt" style:font-name-complex="Liberation Mono" style:font-size-complex="10pt"/>
    </style:style>
    <style:style style:name="P3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71ca1" style:font-name-asian="Courier New" style:font-size-asian="10pt" style:font-name-complex="Liberation Mono" style:font-size-complex="10pt"/>
    </style:style>
    <style:style style:name="P3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3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67f9b" style:font-name-asian="Courier New" style:font-size-asian="10pt" style:font-name-complex="Liberation Mono" style:font-size-complex="10pt"/>
    </style:style>
    <style:style style:name="P3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6ea05" style:font-name-asian="Courier New" style:font-size-asian="10pt" style:font-name-complex="Liberation Mono" style:font-size-complex="10pt"/>
    </style:style>
    <style:style style:name="P36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3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67f9b" officeooo:paragraph-rsid="00267f9b" style:font-name-asian="Courier New" style:font-size-asian="10pt" style:font-name-complex="Liberation Mono" style:font-size-complex="10pt"/>
    </style:style>
    <style:style style:name="P38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67f9b" officeooo:paragraph-rsid="0026ea05" style:font-name-asian="Courier New" style:font-size-asian="10pt" style:font-name-complex="Liberation Mono" style:font-size-complex="10pt"/>
    </style:style>
    <style:style style:name="P3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752b9" officeooo:paragraph-rsid="002752b9" style:font-name-asian="Courier New" style:font-size-asian="10pt" style:font-name-complex="Liberation Mono" style:font-size-complex="10pt"/>
    </style:style>
    <style:style style:name="P4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752b9" officeooo:paragraph-rsid="002752b9" style:font-name-asian="Courier New" style:font-size-asian="10pt" style:font-name-complex="Liberation Mono" style:font-size-complex="10pt"/>
    </style:style>
    <style:style style:name="P4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90646" officeooo:paragraph-rsid="00290646" style:font-name-asian="Courier New" style:font-size-asian="10pt" style:font-name-complex="Liberation Mono" style:font-size-complex="10pt"/>
    </style:style>
    <style:style style:name="P42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90646" officeooo:paragraph-rsid="00290646" style:font-name-asian="Courier New" style:font-size-asian="10pt" style:font-name-complex="Liberation Mono" style:font-size-complex="10pt"/>
    </style:style>
    <style:style style:name="P4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03f2" officeooo:paragraph-rsid="001803f2" style:font-name-asian="Courier New" style:font-size-asian="10pt" style:font-name-complex="Liberation Mono" style:font-size-complex="10pt"/>
    </style:style>
    <style:style style:name="P4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4451" officeooo:paragraph-rsid="00184451" style:font-name-asian="Courier New" style:font-size-asian="10pt" style:font-name-complex="Liberation Mono" style:font-size-complex="10pt"/>
    </style:style>
    <style:style style:name="P45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4451" officeooo:paragraph-rsid="002d79ee" style:font-name-asian="Courier New" style:font-size-asian="10pt" style:font-name-complex="Liberation Mono" style:font-size-complex="10pt"/>
    </style:style>
    <style:style style:name="P4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97d17" officeooo:paragraph-rsid="001edaee" style:font-name-asian="Courier New" style:font-size-asian="10pt" style:font-name-complex="Liberation Mono" style:font-size-complex="10pt"/>
    </style:style>
    <style:style style:name="P4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97d17" officeooo:paragraph-rsid="00197d17" style:font-name-asian="Courier New" style:font-size-asian="10pt" style:font-name-complex="Liberation Mono" style:font-size-complex="10pt"/>
    </style:style>
    <style:style style:name="P4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ab945" officeooo:paragraph-rsid="001edaee" style:font-name-asian="Courier New" style:font-size-asian="10pt" style:font-name-complex="Liberation Mono" style:font-size-complex="10pt"/>
    </style:style>
    <style:style style:name="P4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ab945" officeooo:paragraph-rsid="001ab945" style:font-name-asian="Courier New" style:font-size-asian="10pt" style:font-name-complex="Liberation Mono" style:font-size-complex="10pt"/>
    </style:style>
    <style:style style:name="P5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ab945" officeooo:paragraph-rsid="001ab945" style:font-name-asian="Courier New" style:font-size-asian="10pt" style:font-name-complex="Liberation Mono" style:font-size-complex="10pt"/>
    </style:style>
    <style:style style:name="P5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c40e0" officeooo:paragraph-rsid="001edaee" style:font-name-asian="Courier New" style:font-size-asian="10pt" style:font-name-complex="Liberation Mono" style:font-size-complex="10pt"/>
    </style:style>
    <style:style style:name="P52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c40e0" officeooo:paragraph-rsid="001c40e0" style:font-name-asian="Courier New" style:font-size-asian="10pt" style:font-name-complex="Liberation Mono" style:font-size-complex="10pt"/>
    </style:style>
    <style:style style:name="P5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d86b3" officeooo:paragraph-rsid="001d86b3" style:font-name-asian="Courier New" style:font-size-asian="10pt" style:font-name-complex="Liberation Mono" style:font-size-complex="10pt"/>
    </style:style>
    <style:style style:name="P5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2fe40" officeooo:paragraph-rsid="0032fe40" style:font-name-asian="Courier New" style:font-size-asian="10pt" style:font-name-complex="Liberation Mono" style:font-size-complex="10pt"/>
    </style:style>
    <style:style style:name="P55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f1dc0" officeooo:paragraph-rsid="002f1dc0" style:font-name-asian="Courier New" style:font-size-asian="10pt" style:font-name-complex="Liberation Mono" style:font-size-complex="10pt"/>
    </style:style>
    <style:style style:name="P56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0d31d" officeooo:paragraph-rsid="0030d31d" style:font-name-asian="Courier New" style:font-size-asian="10pt" style:font-name-complex="Liberation Mono" style:font-size-complex="10pt"/>
    </style:style>
    <style:style style:name="P5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953d2" officeooo:paragraph-rsid="003953d2" style:font-name-asian="Courier New" style:font-size-asian="10pt" style:font-name-complex="Liberation Mono" style:font-size-complex="10pt"/>
    </style:style>
    <style:style style:name="P58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b833e" officeooo:paragraph-rsid="003b833e" style:font-name-asian="Courier New" style:font-size-asian="10pt" style:font-name-complex="Liberation Mono" style:font-size-complex="10pt"/>
    </style:style>
    <style:style style:name="P5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c335b" officeooo:paragraph-rsid="003c335b" style:font-name-asian="Courier New" style:font-size-asian="10pt" style:font-name-complex="Liberation Mono" style:font-size-complex="10pt"/>
    </style:style>
    <style:style style:name="P6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c5372" officeooo:paragraph-rsid="003c5372" style:font-name-asian="Courier New" style:font-size-asian="10pt" style:font-name-complex="Liberation Mono" style:font-size-complex="10pt"/>
    </style:style>
    <style:style style:name="P6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d73bc" officeooo:paragraph-rsid="003d73bc" style:font-name-asian="Courier New" style:font-size-asian="10pt" style:font-name-complex="Liberation Mono" style:font-size-complex="10pt"/>
    </style:style>
    <style:style style:name="P62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e4b7c" officeooo:paragraph-rsid="003e4b7c" style:font-name-asian="Courier New" style:font-size-asian="10pt" style:font-name-complex="Liberation Mono" style:font-size-complex="10pt"/>
    </style:style>
    <style:style style:name="P6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47012" officeooo:paragraph-rsid="00447012" style:font-name-asian="Courier New" style:font-size-asian="10pt" style:font-name-complex="Liberation Mono" style:font-size-complex="10pt"/>
    </style:style>
    <style:style style:name="P6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63a85" officeooo:paragraph-rsid="00463a85" style:font-name-asian="Courier New" style:font-size-asian="10pt" style:font-name-complex="Liberation Mono" style:font-size-complex="10pt"/>
    </style:style>
    <style:style style:name="P65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fcfef" officeooo:paragraph-rsid="004fcfef" style:font-name-asian="Courier New" style:font-size-asian="10pt" style:font-name-complex="Liberation Mono" style:font-size-complex="10pt"/>
    </style:style>
    <style:style style:name="P66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510273" officeooo:paragraph-rsid="00510273" style:font-name-asian="Courier New" style:font-size-asian="10pt" style:font-name-complex="Liberation Mono" style:font-size-complex="10pt"/>
    </style:style>
    <style:style style:name="P6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510273" officeooo:paragraph-rsid="00566b03" style:font-name-asian="Courier New" style:font-size-asian="10pt" style:font-name-complex="Liberation Mono" style:font-size-complex="10pt"/>
    </style:style>
    <style:style style:name="P68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54a499" officeooo:paragraph-rsid="0054a499" style:font-name-asian="Courier New" style:font-size-asian="10pt" style:font-name-complex="Liberation Mono" style:font-size-complex="10pt"/>
    </style:style>
    <style:style style:name="P6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57c702" officeooo:paragraph-rsid="0057c702" style:font-name-asian="Courier New" style:font-size-asian="10pt" style:font-name-complex="Liberation Mono" style:font-size-complex="10pt"/>
    </style:style>
    <style:style style:name="P7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58ed67" officeooo:paragraph-rsid="0058ed67" style:font-name-asian="Courier New" style:font-size-asian="10pt" style:font-name-complex="Liberation Mono" style:font-size-complex="10pt"/>
    </style:style>
    <style:style style:name="P7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style:font-size-asian="10pt" style:font-size-complex="10pt"/>
    </style:style>
    <style:style style:name="P7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d679c" officeooo:paragraph-rsid="002d679c" style:font-size-asian="10pt" style:font-size-complex="10pt"/>
    </style:style>
    <style:style style:name="P73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171ca1" style:font-name-asian="Courier New" style:font-size-asian="10pt" style:font-name-complex="Liberation Mono" style:font-size-complex="10pt"/>
    </style:style>
    <style:style style:name="P74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75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2a054b" style:font-name-asian="Courier New" style:font-size-asian="10pt" style:font-name-complex="Liberation Mono" style:font-size-complex="10pt"/>
    </style:style>
    <style:style style:name="P76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2ee561" style:font-name-asian="Courier New" style:font-size-asian="10pt" style:font-name-complex="Liberation Mono" style:font-size-complex="10pt"/>
    </style:style>
    <style:style style:name="P77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22bf43" style:font-name-asian="Courier New" style:font-size-asian="10pt" style:font-name-complex="Liberation Mono" style:font-size-complex="10pt"/>
    </style:style>
    <style:style style:name="P78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1edaee" style:font-name-asian="Courier New" style:font-size-asian="10pt" style:font-name-complex="Liberation Mono" style:font-size-complex="10pt"/>
    </style:style>
    <style:style style:name="P79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2d679c" officeooo:paragraph-rsid="002ee561" style:font-size-asian="10pt" style:font-size-complex="10pt"/>
    </style:style>
    <style:style style:name="P80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41222" fo:background-color="transparent" style:font-name-asian="Courier New" style:font-size-asian="10pt" style:font-name-complex="Liberation Mono" style:font-size-complex="10pt"/>
    </style:style>
    <style:style style:name="P81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225a1" fo:background-color="transparent" style:font-name-asian="Courier New" style:font-size-asian="10pt" style:font-name-complex="Liberation Mono" style:font-size-complex="10pt"/>
    </style:style>
    <style:style style:name="P82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bed54" fo:background-color="transparent" style:font-name-asian="Courier New" style:font-size-asian="10pt" style:font-name-complex="Liberation Mono" style:font-size-complex="10pt"/>
    </style:style>
    <style:style style:name="P83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c335b" fo:background-color="transparent" style:font-name-asian="Courier New" style:font-size-asian="10pt" style:font-name-complex="Liberation Mono" style:font-size-complex="10pt"/>
    </style:style>
    <style:style style:name="P84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c5372" fo:background-color="transparent" style:font-name-asian="Courier New" style:font-size-asian="10pt" style:font-name-complex="Liberation Mono" style:font-size-complex="10pt"/>
    </style:style>
    <style:style style:name="P85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800000" style:font-name="Liberation Mono" fo:font-size="10pt" officeooo:rsid="001689eb" officeooo:paragraph-rsid="001edaee" style:font-name-asian="Courier New" style:font-size-asian="10pt" style:font-name-complex="Liberation Mono" style:font-size-complex="10pt"/>
    </style:style>
    <style:style style:name="P86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482ebf" officeooo:paragraph-rsid="00566b03" fo:background-color="#e8f2fe" style:font-name-asian="Courier New" style:font-size-asian="10pt" style:font-weight-asian="normal" style:font-name-complex="Liberation Mono" style:font-size-complex="10pt" style:font-weight-complex="normal"/>
    </style:style>
    <style:style style:name="P87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566b03" officeooo:paragraph-rsid="00566b03" fo:background-color="#e8f2fe" style:font-name-asian="Courier New" style:font-size-asian="10pt" style:font-weight-asian="normal" style:font-name-complex="Liberation Mono" style:font-size-complex="10pt" style:font-weight-complex="normal"/>
    </style:style>
    <style:style style:name="P88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5707a7" officeooo:paragraph-rsid="005707a7" fo:background-color="#e8f2fe" style:font-name-asian="Courier New" style:font-size-asian="10pt" style:font-weight-asian="normal" style:font-name-complex="Liberation Mono" style:font-size-complex="10pt" style:font-weight-complex="normal"/>
    </style:style>
    <style:style style:name="T1" style:family="text">
      <style:text-properties officeooo:rsid="00171ca1"/>
    </style:style>
    <style:style style:name="T2" style:family="text">
      <style:text-properties style:font-name="Liberation Mono" fo:font-size="10pt" style:font-name-asian="Courier New" style:font-size-asian="10pt" style:font-name-complex="Liberation Mono" style:font-size-complex="10pt"/>
    </style:style>
    <style:style style:name="T3" style:family="text">
      <style:text-properties officeooo:rsid="00184451"/>
    </style:style>
    <style:style style:name="T4" style:family="text">
      <style:text-properties fo:color="#000000"/>
    </style:style>
    <style:style style:name="T5" style:family="text">
      <style:text-properties fo:color="#000000" officeooo:rsid="00248099"/>
    </style:style>
    <style:style style:name="T6" style:family="text">
      <style:text-properties fo:color="#000000" fo:background-color="#e8f2fe" loext:char-shading-value="0"/>
    </style:style>
    <style:style style:name="T7" style:family="text">
      <style:text-properties fo:color="#000000" officeooo:rsid="003b833e" fo:background-color="#e8f2fe" loext:char-shading-value="0"/>
    </style:style>
    <style:style style:name="T8" style:family="text">
      <style:text-properties fo:color="#000000" officeooo:rsid="002f1dc0" fo:background-color="#e8f2fe" loext:char-shading-value="0"/>
    </style:style>
    <style:style style:name="T9" style:family="text">
      <style:text-properties fo:color="#000000" officeooo:rsid="00545c8d" fo:background-color="#e8f2fe" loext:char-shading-value="0"/>
    </style:style>
    <style:style style:name="T10" style:family="text">
      <style:text-properties fo:color="#000000" fo:background-color="#d4d4d4" loext:char-shading-value="0"/>
    </style:style>
    <style:style style:name="T11" style:family="text">
      <style:text-properties officeooo:rsid="001edaee"/>
    </style:style>
    <style:style style:name="T12" style:family="text">
      <style:text-properties officeooo:rsid="00226e74"/>
    </style:style>
    <style:style style:name="T13" style:family="text">
      <style:text-properties officeooo:rsid="00248099"/>
    </style:style>
    <style:style style:name="T14" style:family="text">
      <style:text-properties officeooo:rsid="00267f9b"/>
    </style:style>
    <style:style style:name="T15" style:family="text">
      <style:text-properties officeooo:rsid="0026ea05"/>
    </style:style>
    <style:style style:name="T16" style:family="text">
      <style:text-properties officeooo:rsid="002a054b"/>
    </style:style>
    <style:style style:name="T17" style:family="text">
      <style:text-properties officeooo:rsid="002d679c"/>
    </style:style>
    <style:style style:name="T18" style:family="text">
      <style:text-properties officeooo:rsid="002d79ee"/>
    </style:style>
    <style:style style:name="T19" style:family="text">
      <style:text-properties officeooo:rsid="001689eb" style:font-name-asian="Courier New" style:font-name-complex="Liberation Mono"/>
    </style:style>
    <style:style style:name="T20" style:family="text">
      <style:text-properties officeooo:rsid="002ee561" style:font-name-asian="Courier New" style:font-name-complex="Liberation Mono"/>
    </style:style>
    <style:style style:name="T21" style:family="text">
      <style:text-properties officeooo:rsid="002ee561"/>
    </style:style>
    <style:style style:name="T22" style:family="text">
      <style:text-properties officeooo:rsid="002f1dc0"/>
    </style:style>
    <style:style style:name="T23" style:family="text">
      <style:text-properties officeooo:rsid="0030d31d"/>
    </style:style>
    <style:style style:name="T24" style:family="text">
      <style:text-properties officeooo:rsid="00341222"/>
    </style:style>
    <style:style style:name="T25" style:family="text">
      <style:text-properties fo:color="#7f0055" style:font-name="Monospace" fo:font-weight="bold" style:font-weight-asian="bold" fo:background-color="#e8f2fe"/>
    </style:style>
    <style:style style:name="T26" style:family="text">
      <style:text-properties fo:color="#7f0055" fo:font-weight="bold" fo:background-color="#e8f2fe" loext:char-shading-value="0" style:font-weight-asian="bold"/>
    </style:style>
    <style:style style:name="T27" style:family="text">
      <style:text-properties fo:color="#7f0055" fo:font-weight="bold" style:font-weight-asian="bold"/>
    </style:style>
    <style:style style:name="T28" style:family="text">
      <style:text-properties fo:color="#7f0055" fo:font-weight="bold" style:font-weight-asian="bold" fo:background-color="#e8f2fe"/>
    </style:style>
    <style:style style:name="T29" style:family="text">
      <style:text-properties officeooo:rsid="003b5008"/>
    </style:style>
    <style:style style:name="T30" style:family="text">
      <style:text-properties fo:background-color="#e8f2fe" loext:char-shading-value="0"/>
    </style:style>
    <style:style style:name="T31" style:family="text">
      <style:text-properties officeooo:rsid="001edaee" fo:background-color="#e8f2fe" loext:char-shading-value="0"/>
    </style:style>
    <style:style style:name="T32" style:family="text">
      <style:text-properties officeooo:rsid="0022bf43" fo:background-color="#e8f2fe" loext:char-shading-value="0"/>
    </style:style>
    <style:style style:name="T33" style:family="text">
      <style:text-properties officeooo:rsid="002f1dc0" fo:background-color="#e8f2fe" loext:char-shading-value="0"/>
    </style:style>
    <style:style style:name="T34" style:family="text">
      <style:text-properties officeooo:rsid="003c335b" fo:background-color="#e8f2fe" loext:char-shading-value="0"/>
    </style:style>
    <style:style style:name="T35" style:family="text">
      <style:text-properties officeooo:rsid="003c5372" fo:background-color="#e8f2fe" loext:char-shading-value="0"/>
    </style:style>
    <style:style style:name="T36" style:family="text">
      <style:text-properties officeooo:rsid="003bed54" fo:background-color="#e8f2fe" loext:char-shading-value="0"/>
    </style:style>
    <style:style style:name="T37" style:family="text">
      <style:text-properties style:font-name="Monospace" fo:background-color="#e8f2fe"/>
    </style:style>
    <style:style style:name="T38" style:family="text">
      <style:text-properties style:font-name="Monospace" fo:background-color="#d4d4d4"/>
    </style:style>
    <style:style style:name="T39" style:family="text">
      <style:text-properties fo:color="#009999"/>
    </style:style>
    <style:style style:name="T40" style:family="text">
      <style:text-properties fo:color="#009999" officeooo:rsid="001edaee"/>
    </style:style>
    <style:style style:name="T41" style:family="text">
      <style:text-properties fo:font-variant="normal" fo:text-transform="none" fo:color="#333333" fo:letter-spacing="normal"/>
    </style:style>
    <style:style style:name="T42" style:family="text">
      <style:text-properties fo:font-variant="normal" fo:text-transform="none" fo:color="#333333" fo:letter-spacing="normal" officeooo:rsid="003e4b7c"/>
    </style:style>
    <style:style style:name="T43" style:family="text">
      <style:text-properties fo:font-variant="normal" fo:text-transform="none" fo:color="#333333" fo:letter-spacing="normal" fo:font-style="normal" fo:font-weight="normal"/>
    </style:style>
    <style:style style:name="T44" style:family="text">
      <style:text-properties fo:font-variant="normal" fo:text-transform="none" fo:color="#795da3" fo:letter-spacing="normal" fo:font-style="normal" fo:font-weight="normal"/>
    </style:style>
    <style:style style:name="T45" style:family="text">
      <style:text-properties fo:font-variant="normal" fo:text-transform="none" fo:color="#795da3" fo:letter-spacing="normal" fo:font-style="normal" fo:font-weight="normal" officeooo:rsid="003e4b7c"/>
    </style:style>
    <style:style style:name="T46" style:family="text">
      <style:text-properties fo:font-variant="normal" fo:text-transform="none" fo:color="#a71d5d" fo:letter-spacing="normal" fo:font-style="normal" fo:font-weight="normal"/>
    </style:style>
    <style:style style:name="T47" style:family="text">
      <style:text-properties fo:font-variant="normal" fo:text-transform="none" fo:color="#ed6a43" fo:letter-spacing="normal" fo:font-style="normal" fo:font-weight="normal"/>
    </style:style>
    <style:style style:name="T48" style:family="text">
      <style:text-properties fo:font-variant="normal" fo:text-transform="none" fo:color="#009999" fo:letter-spacing="normal" fo:font-style="normal" fo:font-weight="normal"/>
    </style:style>
    <style:style style:name="T49" style:family="text">
      <style:text-properties fo:font-variant="normal" fo:text-transform="none" fo:color="#009999" fo:letter-spacing="normal" fo:font-style="normal" fo:font-weight="normal" officeooo:rsid="003d73bc"/>
    </style:style>
    <style:style style:name="T50" style:family="text">
      <style:text-properties fo:font-variant="normal" fo:text-transform="none" fo:letter-spacing="normal" fo:font-style="normal" fo:font-weight="normal"/>
    </style:style>
    <style:style style:name="T51" style:family="text">
      <style:text-properties fo:font-variant="normal" fo:text-transform="none" fo:letter-spacing="normal" fo:font-style="normal" fo:font-weight="normal" officeooo:rsid="003d73bc"/>
    </style:style>
    <style:style style:name="T52" style:family="text">
      <style:text-properties fo:background-color="#d4d4d4" loext:char-shading-value="0"/>
    </style:style>
    <style:style style:name="T53" style:family="text">
      <style:text-properties officeooo:rsid="002f1dc0" fo:background-color="#d4d4d4" loext:char-shading-value="0"/>
    </style:style>
    <style:style style:name="T54" style:family="text">
      <style:text-properties officeooo:rsid="004a339f"/>
    </style:style>
    <style:style style:name="T55" style:family="text">
      <style:text-properties fo:color="#3f7f5f" fo:background-color="#e8f2fe" loext:char-shading-value="0"/>
    </style:style>
    <style:style style:name="T56" style:family="text">
      <style:text-properties fo:color="#3f7f5f" officeooo:rsid="004a339f" fo:background-color="#e8f2fe" loext:char-shading-value="0"/>
    </style:style>
    <style:style style:name="T57" style:family="text">
      <style:text-properties fo:color="#6a3e3e"/>
    </style:style>
    <style:style style:name="T58" style:family="text">
      <style:text-properties fo:color="#6a3e3e" fo:background-color="#e8f2fe" loext:char-shading-value="0"/>
    </style:style>
    <style:style style:name="T59" style:family="text">
      <style:text-properties officeooo:rsid="00528f30"/>
    </style:style>
    <style:style style:name="T60" style:family="text">
      <style:text-properties officeooo:rsid="00545c8d"/>
    </style:style>
    <style:style style:name="T61" style:family="text">
      <style:text-properties officeooo:rsid="00566b03"/>
    </style:style>
    <style:style style:name="T62" style:family="text">
      <style:text-properties fo:background-color="#e8f2fe"/>
    </style:style>
    <style:style style:name="T63" style:family="text">
      <style:text-properties officeooo:rsid="0058ed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4">ServerRes.java</text:p>
          </table:table-cell>
          <table:table-cell table:style-name="Tabella2.B1" office:value-type="string">
            <text:p text:style-name="P3">DESCRIZIONE</text:p>
          </table:table-cell>
          <table:table-cell table:style-name="Tabella2.C1" office:value-type="string">
            <text:p text:style-name="P6">P</text:p>
          </table:table-cell>
        </table:table-row>
        <table:table-row>
          <table:table-cell table:style-name="Tabella2.A2" office:value-type="string">
            <text:p text:style-name="P5"><text:span text:style-name="T25">static</text:span><text:span text:style-name="T37"> </text:span><text:span text:style-name="T25">void</text:span><text:span text:style-name="T37"> main(String[] args)</text:span></text:p>
          </table:table-cell>
          <table:table-cell table:style-name="Tabella2.B2" office:value-type="string">
            <text:p text:style-name="P88">Avvia Server() e fa partire il Matching()</text:p>
          </table:table-cell>
          <table:table-cell table:style-name="Tabella2.C2" office:value-type="string">
            <text:p text:style-name="P6"/>
          </table:table-cell>
        </table:table-row>
      </table:table>
      <text:p text:style-name="P7"/>
      <text:p text:style-name="P8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8"><text:span text:style-name="T61">Matching</text:span>.java</text:p>
          </table:table-cell>
          <table:table-cell table:style-name="Tabella3.B1" office:value-type="string">
            <text:p text:style-name="P29">DESCRIZIONE</text:p>
          </table:table-cell>
          <table:table-cell table:style-name="Tabella3.C1" office:value-type="string">
            <text:p text:style-name="P26">P</text:p>
          </table:table-cell>
        </table:table-row>
        <table:table-row>
          <table:table-cell table:style-name="Tabella3.A3" office:value-type="string">
            <text:p text:style-name="P12"><text:span text:style-name="T25">void</text:span><text:span text:style-name="T37"> actionPerformed(ActionEvent arg0)</text:span></text:p>
          </table:table-cell>
          <table:table-cell table:style-name="Tabella3.B2" office:value-type="string">
            <text:p text:style-name="P86">Chia<text:span text:style-name="T54">ma matching()</text:span></text:p>
          </table:table-cell>
          <table:table-cell table:style-name="Tabella3.C3" office:value-type="string">
            <text:p text:style-name="P26"/>
          </table:table-cell>
        </table:table-row>
        <table:table-row>
          <table:table-cell table:style-name="Tabella3.A3" office:value-type="string">
            <text:p text:style-name="P12"><text:span text:style-name="T25">public</text:span><text:span text:style-name="T37"> Matching()</text:span></text:p>
          </table:table-cell>
          <table:table-cell table:style-name="Tabella3.B2" office:value-type="string">
            <text:p text:style-name="P87">Costruttore, attiva un timer con intervallo 5s</text:p>
          </table:table-cell>
          <table:table-cell table:style-name="Tabella3.C3" office:value-type="string">
            <text:p text:style-name="P26"/>
          </table:table-cell>
        </table:table-row>
        <table:table-row>
          <table:table-cell table:style-name="Tabella3.A4" office:value-type="string">
            <text:p text:style-name="P12"><text:span text:style-name="T25">int</text:span><text:span text:style-name="T37"> loadQueue (List &lt;User&gt; queue)</text:span></text:p>
          </table:table-cell>
          <table:table-cell table:style-name="Tabella3.B2" office:value-type="string">
            <text:p text:style-name="P86">Riempie la lista queue con le istanze di MatchMaking, e ritorna in numero di oggetti aggiunti alla lista</text:p>
          </table:table-cell>
          <table:table-cell table:style-name="Tabella3.C4" office:value-type="string">
            <text:p text:style-name="P27">x</text:p>
          </table:table-cell>
        </table:table-row>
      </table:table>
      <text:p text:style-name="P8"/>
      <text:p text:style-name="Text_20_body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30">SQLAccess.java</text:p>
          </table:table-cell>
          <table:table-cell table:style-name="Tabella1.B1" office:value-type="string">
            <text:p text:style-name="P31">DESCRIZIONE</text:p>
          </table:table-cell>
          <table:table-cell table:style-name="Tabella1.C1" office:value-type="string">
            <text:p text:style-name="P20">P</text:p>
          </table:table-cell>
        </table:table-row>
        <table:table-row>
          <table:table-cell table:style-name="Tabella1.A2" office:value-type="string">
            <text:p text:style-name="P32"/>
            <text:p text:style-name="P73">http://localhost:8080/<text:span text:style-name="T1">Login</text:span>/ID/PW</text:p>
          </table:table-cell>
          <table:table-cell table:style-name="Tabella1.A2" office:value-type="string">
            <text:p text:style-name="P36">Login</text:p>
          </table:table-cell>
          <table:table-cell table:style-name="Tabella1.C22" office:value-type="string">
            <text:p text:style-name="P21"/>
          </table:table-cell>
        </table:table-row>
        <table:table-row>
          <table:table-cell table:style-name="Tabella1.A2" office:value-type="string">
            <text:p text:style-name="P33"/>
            <text:p text:style-name="P74">http://localhost:8080/Register/ID/PW</text:p>
          </table:table-cell>
          <table:table-cell table:style-name="Tabella1.A2" office:value-type="string">
            <text:p text:style-name="P36">Inserimento nuovo giocatore</text:p>
          </table:table-cell>
          <table:table-cell table:style-name="Tabella1.C22" office:value-type="string">
            <text:p text:style-name="P21"/>
          </table:table-cell>
        </table:table-row>
        <table:table-row>
          <table:table-cell table:style-name="Tabella1.A2" office:value-type="string">
            <text:p text:style-name="P33"><text:span text:style-name="T14">boolean</text:span> checkUser(String user)</text:p>
          </table:table-cell>
          <table:table-cell table:style-name="Tabella1.A2" office:value-type="string">
            <text:p text:style-name="P37">Ritorna ‘true’ se esiste un giocatore con ID = user</text:p>
          </table:table-cell>
          <table:table-cell table:style-name="Tabella1.C22" office:value-type="string">
            <text:p text:style-name="P22">x</text:p>
          </table:table-cell>
        </table:table-row>
        <table:table-row>
          <table:table-cell table:style-name="Tabella1.A2" office:value-type="string">
            <text:p text:style-name="P34"><text:span text:style-name="T14">boolean</text:span> check<text:span text:style-name="T14">Owner</text:span>(String user, <text:span text:style-name="T14">int COD_M</text:span>)</text:p>
          </table:table-cell>
          <table:table-cell table:style-name="Tabella1.A2" office:value-type="string">
            <text:p text:style-name="P37">Ritorn<text:span text:style-name="T15">a</text:span> ‘true’ se user è il proprietario del mostro COD_M</text:p>
          </table:table-cell>
          <table:table-cell table:style-name="Tabella1.C22" office:value-type="string">
            <text:p text:style-name="P22">x</text:p>
          </table:table-cell>
        </table:table-row>
        <table:table-row>
          <table:table-cell table:style-name="Tabella1.A2" office:value-type="string">
            <text:p text:style-name="P35"><text:span text:style-name="T14">boolean</text:span> check<text:span text:style-name="T14">Owner</text:span>(String user, <text:span text:style-name="T15">String w_name</text:span>)</text:p>
          </table:table-cell>
          <table:table-cell table:style-name="Tabella1.A2" office:value-type="string">
            <text:p text:style-name="P38">Ritorn<text:span text:style-name="T15">a</text:span> ‘true’ se user è il proprietario del <text:span text:style-name="T15">wearable</text:span> <text:span text:style-name="T15">w_name</text:span></text:p>
          </table:table-cell>
          <table:table-cell table:style-name="Tabella1.C22" office:value-type="string">
            <text:p text:style-name="P22">x</text:p>
          </table:table-cell>
        </table:table-row>
        <table:table-row>
          <table:table-cell table:style-name="Tabella1.A2" office:value-type="string">
            <text:p text:style-name="P39">String findOwner (int COD_M)</text:p>
          </table:table-cell>
          <table:table-cell table:style-name="Tabella1.A2" office:value-type="string">
            <text:p text:style-name="P40">Ritorna l’ID del propietario del mostro COD_M</text:p>
          </table:table-cell>
          <table:table-cell table:style-name="Tabella1.C22" office:value-type="string">
            <text:p text:style-name="P22">x</text:p>
          </table:table-cell>
        </table:table-row>
        <table:table-row>
          <table:table-cell table:style-name="Tabella1.A2" office:value-type="string">
            <text:p text:style-name="P41">int nOwned (String user, String w_name)</text:p>
          </table:table-cell>
          <table:table-cell table:style-name="Tabella1.A2" office:value-type="string">
            <text:p text:style-name="P42">Ritorna il numero di oggetti w_name posseduti da user</text:p>
          </table:table-cell>
          <table:table-cell table:style-name="Tabella1.C22" office:value-type="string">
            <text:p text:style-name="P23"/>
          </table:table-cell>
        </table:table-row>
        <text:soft-page-break/>
        <table:table-row>
          <table:table-cell table:style-name="Tabella1.A2" office:value-type="string">
            <text:p text:style-name="P41">int nEquipped (String user, String w_name)</text:p>
          </table:table-cell>
          <table:table-cell table:style-name="Tabella1.A2" office:value-type="string">
            <text:p text:style-name="P42">Ritorna il numero di oggetti w_name equipaggiati da user</text:p>
          </table:table-cell>
          <table:table-cell table:style-name="Tabella1.C22" office:value-type="string">
            <text:p text:style-name="P23"/>
          </table:table-cell>
        </table:table-row>
        <table:table-row>
          <table:table-cell table:style-name="Tabella1.A2" office:value-type="string">
            <text:p text:style-name="P41">int nAvailable (String user, String w_name)</text:p>
            <text:p text:style-name="P75">http://localhost:8080/<text:span text:style-name="T16">nAvailable/ID/W_NAME</text:span></text:p>
          </table:table-cell>
          <table:table-cell table:style-name="Tabella1.A2" office:value-type="string">
            <text:p text:style-name="P42">Ritorna il numero di oggetti w_name posseduti <text:span text:style-name="T16">e non equipaggiati </text:span>da user</text:p>
          </table:table-cell>
          <table:table-cell table:style-name="Tabella1.C10" office:value-type="string">
            <text:p text:style-name="P23"/>
          </table:table-cell>
        </table:table-row>
        <table:table-row>
          <table:table-cell table:style-name="Tabella1.A2" office:value-type="string">
            <text:p text:style-name="P71"/>
          </table:table-cell>
          <table:table-cell table:style-name="Tabella1.A2" office:value-type="string">
            <text:p text:style-name="P43">Usare oggetti</text:p>
          </table:table-cell>
          <table:table-cell table:style-name="Tabella1.C22" office:value-type="string">
            <text:p text:style-name="P23"/>
          </table:table-cell>
        </table:table-row>
        <table:table-row>
          <table:table-cell table:style-name="Tabella1.A2" office:value-type="string">
            <text:p text:style-name="P71"/>
          </table:table-cell>
          <table:table-cell table:style-name="Tabella1.A2" office:value-type="string">
            <text:p text:style-name="P43">Aumento livello mostro</text:p>
          </table:table-cell>
          <table:table-cell table:style-name="Tabella1.C22" office:value-type="string">
            <text:p text:style-name="P23"/>
          </table:table-cell>
        </table:table-row>
        <table:table-row>
          <table:table-cell table:style-name="Tabella1.A2" office:value-type="string">
            <text:p text:style-name="P71"/>
          </table:table-cell>
          <table:table-cell table:style-name="Tabella1.A2" office:value-type="string">
            <text:p text:style-name="P43">Stato battaglia</text:p>
          </table:table-cell>
          <table:table-cell table:style-name="Tabella1.C13" office:value-type="string">
            <text:p text:style-name="P23"/>
          </table:table-cell>
        </table:table-row>
        <table:table-row>
          <table:table-cell table:style-name="Tabella1.A2" office:value-type="string">
            <text:p text:style-name="P71"/>
          </table:table-cell>
          <table:table-cell table:style-name="Tabella1.A2" office:value-type="string">
            <text:p text:style-name="P44">Creazione partita </text:p>
          </table:table-cell>
          <table:table-cell table:style-name="Tabella1.C22" office:value-type="string">
            <text:p text:style-name="P23"/>
          </table:table-cell>
        </table:table-row>
        <table:table-row>
          <table:table-cell table:style-name="Tabella1.A2" office:value-type="string">
            <text:p text:style-name="P72">String <text:span text:style-name="T18">s</text:span>Collection (String user)</text:p>
            <text:p text:style-name="P79"><text:span text:style-name="T19">http://localhost:8080/</text:span><text:span text:style-name="T20">s</text:span>Collection/<text:span text:style-name="T21">ID</text:span></text:p>
          </table:table-cell>
          <table:table-cell table:style-name="Tabella1.A2" office:value-type="string">
            <text:p text:style-name="P44">Visualizzazione oggetti <text:span text:style-name="T18">supplies dell’utente ID</text:span></text:p>
          </table:table-cell>
          <table:table-cell table:style-name="Tabella1.C22" office:value-type="string">
            <text:p text:style-name="P23"/>
          </table:table-cell>
        </table:table-row>
        <table:table-row>
          <table:table-cell table:style-name="Tabella1.A2" office:value-type="string">
            <text:p text:style-name="P72">String <text:span text:style-name="T18">w</text:span>Collection (String user)</text:p>
            <text:p text:style-name="P76">http://localhost:8080/<text:span text:style-name="T21">wCollection/ID</text:span></text:p>
          </table:table-cell>
          <table:table-cell table:style-name="Tabella1.A2" office:value-type="string">
            <text:p text:style-name="P45">Visualizzazione oggetti <text:span text:style-name="T17">wearable dell’utente ID</text:span></text:p>
          </table:table-cell>
          <table:table-cell table:style-name="Tabella1.C22" office:value-type="string">
            <text:p text:style-name="P23"/>
          </table:table-cell>
        </table:table-row>
        <table:table-row>
          <table:table-cell table:style-name="Tabella1.A2" office:value-type="string">
            <text:p text:style-name="P72">String <text:span text:style-name="T18">w</text:span>Collection<text:span text:style-name="T18">Type</text:span> (String user, <text:span text:style-name="T18">String type</text:span>)</text:p>
            <text:p text:style-name="P76">http://localhost:8080/<text:span text:style-name="T18">wCollectionType/ID/W_TYPE</text:span></text:p>
          </table:table-cell>
          <table:table-cell table:style-name="Tabella1.A2" office:value-type="string">
            <text:p text:style-name="P45">Visualizzazione oggetti <text:span text:style-name="T17">wearable di tipo type dell’utente ID</text:span></text:p>
          </table:table-cell>
          <table:table-cell table:style-name="Tabella1.C22" office:value-type="string">
            <text:p text:style-name="P23"/>
          </table:table-cell>
        </table:table-row>
        <table:table-row>
          <table:table-cell table:style-name="Tabella1.A2" office:value-type="string">
            <text:p text:style-name="P9">String mCollection (String user)</text:p>
            <text:p text:style-name="P77"><text:span text:style-name="T30">http://localhost:8080/</text:span><text:span text:style-name="T31">m</text:span><text:span text:style-name="T32">Collection/ID</text:span></text:p>
          </table:table-cell>
          <table:table-cell table:style-name="Tabella1.A2" office:value-type="string">
            <text:p text:style-name="P44">Visualizzazione mostri collezionati <text:span text:style-name="T12">di user</text:span></text:p>
          </table:table-cell>
          <table:table-cell table:style-name="Tabella1.C22" office:value-type="string">
            <text:p text:style-name="P23"/>
          </table:table-cell>
        </table:table-row>
        <table:table-row>
          <table:table-cell table:style-name="Tabella1.A2" office:value-type="string">
            <text:p text:style-name="P46">String mAbility(int COD_M)</text:p>
            <text:p text:style-name="P78">http://localhost:8080/<text:span text:style-name="T11">mAbility/COD_M</text:span></text:p>
          </table:table-cell>
          <table:table-cell table:style-name="Tabella1.A2" office:value-type="string">
            <text:p text:style-name="P47">Visualizza abilità del mostro(COD_M)</text:p>
          </table:table-cell>
          <table:table-cell table:style-name="Tabella1.C22" office:value-type="string">
            <text:p text:style-name="P23"/>
          </table:table-cell>
        </table:table-row>
        <table:table-row>
          <table:table-cell table:style-name="Tabella1.A2" office:value-type="string">
            <text:p text:style-name="P46">String mEquipped(int COD_M)</text:p>
            <text:p text:style-name="P78">http://localhost:8080/<text:span text:style-name="T11">mEquipped/COD_M</text:span></text:p>
          </table:table-cell>
          <table:table-cell table:style-name="Tabella1.A2" office:value-type="string">
            <text:p text:style-name="P47">Visualizza equip di un mostro</text:p>
          </table:table-cell>
          <table:table-cell table:style-name="Tabella1.C22" office:value-type="string">
            <text:p text:style-name="P23"/>
          </table:table-cell>
        </table:table-row>
        <table:table-row>
          <table:table-cell table:style-name="Tabella1.A2" office:value-type="string">
            <text:p text:style-name="P46">String mFighting(String ID_OWNER)</text:p>
            <text:p text:style-name="P85"><text:span text:style-name="T39">http://localhost:8080/</text:span><text:span text:style-name="T40">mFighting/ID_OWNER</text:span></text:p>
          </table:table-cell>
          <table:table-cell table:style-name="Tabella1.A2" office:value-type="string">
            <text:p text:style-name="P47">Visualizza i mostri in combattimento di un user</text:p>
          </table:table-cell>
          <table:table-cell table:style-name="Tabella1.C22" office:value-type="string">
            <text:p text:style-name="P23"/>
          </table:table-cell>
        </table:table-row>
        <table:table-row>
          <table:table-cell table:style-name="Tabella1.A2" office:value-type="string">
            <text:p text:style-name="P48">String mInfo (String denomination)</text:p>
            <text:p text:style-name="P78">http://localhost:8080/<text:span text:style-name="T11">mInfo/denomination</text:span></text:p>
          </table:table-cell>
          <table:table-cell table:style-name="Tabella1.A2" office:value-type="string">
            <text:p text:style-name="P50">Visualizza le info del mostro con denominazione denomination</text:p>
          </table:table-cell>
          <table:table-cell table:style-name="Tabella1.C22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49">String mInfo (int COD_M<text:span text:style-name="T11">)</text:span></text:p>
            <text:p text:style-name="P78"><text:soft-page-break/>http://localhost:8080/<text:span text:style-name="T11">COD_M</text:span></text:p>
          </table:table-cell>
          <table:table-cell table:style-name="Tabella1.A2" office:value-type="string">
            <text:p text:style-name="P50">Visualizza le info del mostro, posseduto, con <text:soft-page-break/>codice COD_M</text:p>
          </table:table-cell>
          <table:table-cell table:style-name="Tabella1.C23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51">String deleteUser (String user)</text:p>
            <text:p text:style-name="P78">http://localhost:8080/<text:span text:style-name="T11">deleteUser/user</text:span></text:p>
          </table:table-cell>
          <table:table-cell table:style-name="Tabella1.A2" office:value-type="string">
            <text:p text:style-name="P52">Elimina l’utente con ID user</text:p>
          </table:table-cell>
          <table:table-cell table:style-name="Tabella1.C24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13"><text:span text:style-name="T4">String </text:span><text:span text:style-name="T5">mEquip</text:span><text:span text:style-name="T4"> (</text:span><text:span text:style-name="T5">int </text:span><text:span text:style-name="T4">COD_M, String w_name)</text:span></text:p>
            <text:p text:style-name="P17">http://localhost:8080/mEquip/W_NAME/COD_M</text:p>
          </table:table-cell>
          <table:table-cell table:style-name="Tabella1.A2" office:value-type="string">
            <text:p text:style-name="P53"><text:span text:style-name="T13">E</text:span>quipaggia (<text:span text:style-name="T13">agguinge</text:span> dalla tabella equipped) l’oggetto w_name al mostro COD_M</text:p>
          </table:table-cell>
          <table:table-cell table:style-name="Tabella1.C25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13"><text:span text:style-name="T4">String </text:span><text:span text:style-name="T5">mUnequip</text:span><text:span text:style-name="T4"> (</text:span><text:span text:style-name="T5">int </text:span><text:span text:style-name="T4">COD_M, String w_name)</text:span></text:p>
            <text:p text:style-name="P17">http://localhost:8080/m<text:span text:style-name="T13">Une</text:span>quip/W_NAME/COD_M</text:p>
          </table:table-cell>
          <table:table-cell table:style-name="Tabella1.A2" office:value-type="string">
            <text:p text:style-name="P53">Disequipaggia (elimina dalla tabella equipped) l’oggetto w_name dal mostro COD_M</text:p>
          </table:table-cell>
          <table:table-cell table:style-name="Tabella1.C27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14">String matchMaking ()</text:p>
            <text:p text:style-name="P80">http://localhost:8080/<text:span text:style-name="T24">matchMaking</text:span></text:p>
          </table:table-cell>
          <table:table-cell table:style-name="Tabella1.A2" office:value-type="string">
            <text:p text:style-name="P54">Visualizza tutti i giocatori in matchmaking</text:p>
          </table:table-cell>
          <table:table-cell table:style-name="Tabella1.C27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15">String joinMatchMaking (String user)</text:p>
            <text:p text:style-name="P81">http://localhost:8080/<text:span text:style-name="T22">joinMatchMaking/ID</text:span></text:p>
          </table:table-cell>
          <table:table-cell table:style-name="Tabella1.A2" office:value-type="string">
            <text:p text:style-name="P55">Inserisce il giocatore nel matchmaking</text:p>
          </table:table-cell>
          <table:table-cell table:style-name="Tabella1.C28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16">String <text:span text:style-name="T23">exit</text:span>MatchMaking (String user)</text:p>
            <text:p text:style-name="P81">http://localhost:8080/<text:span text:style-name="T23">exitMatchMaking/ID</text:span></text:p>
          </table:table-cell>
          <table:table-cell table:style-name="Tabella1.A2" office:value-type="string">
            <text:p text:style-name="P56">Elimina il giocatore dal matchmaking</text:p>
          </table:table-cell>
          <table:table-cell table:style-name="Tabella1.C30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16"><text:span text:style-name="T6">String </text:span><text:span text:style-name="T10">mAddTeam</text:span><text:span text:style-name="T6"> (</text:span><text:span text:style-name="T26">int</text:span><text:span text:style-name="T6"> COD_M)</text:span></text:p>
            <text:p text:style-name="P82"><text:span text:style-name="T30">http://localhost:8080/</text:span><text:span text:style-name="T36">mAddTeam/COD_M</text:span></text:p>
          </table:table-cell>
          <table:table-cell table:style-name="Tabella1.A2" office:value-type="string">
            <text:p text:style-name="P57">Aggiunge un mostro COD_M al team</text:p>
          </table:table-cell>
          <table:table-cell table:style-name="Tabella1.C30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16"><text:span text:style-name="T6">String mRemoveTeam (</text:span><text:span text:style-name="T26">int</text:span><text:span text:style-name="T6"> COD_M)</text:span></text:p>
            <text:p text:style-name="P82"><text:span text:style-name="T30">http://localhost:8080/</text:span><text:span text:style-name="T36">mRemoveTeam/COD_M</text:span></text:p>
          </table:table-cell>
          <table:table-cell table:style-name="Tabella1.A2" office:value-type="string">
            <text:p text:style-name="P57">Elimina un mostro COD_M <text:span text:style-name="T29">d</text:span>al team</text:p>
          </table:table-cell>
          <table:table-cell table:style-name="Tabella1.C31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16"><text:span text:style-name="T6">String </text:span><text:span text:style-name="T10">learnAbility</text:span><text:span text:style-name="T6">(String </text:span><text:span text:style-name="T7">a_name</text:span><text:span text:style-name="T6">, </text:span><text:span text:style-name="T26">int</text:span><text:span text:style-name="T6"> COD_M)</text:span></text:p>
            <text:p text:style-name="P82"><text:span text:style-name="T30">http://localhost:8080/</text:span><text:span text:style-name="T53">learnAbility</text:span><text:span text:style-name="T36">/COD_M/A_NAME</text:span></text:p>
          </table:table-cell>
          <table:table-cell table:style-name="Tabella1.A2" office:value-type="string">
            <text:p text:style-name="P58">Permette ad un mostro COD_M di apprendere l’abilità a_name</text:p>
          </table:table-cell>
          <table:table-cell table:style-name="Tabella1.C33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16"><text:span text:style-name="T6"><text:s/></text:span><text:span text:style-name="T26">boolean</text:span><text:span text:style-name="T6"> checkExp (</text:span><text:span text:style-name="T26">int</text:span><text:span text:style-name="T6"> COD_M)</text:span></text:p>
          </table:table-cell>
          <table:table-cell table:style-name="Tabella1.A2" office:value-type="string">
            <text:p text:style-name="P59">Torna true se il mostro COD_M è pronto a livellare</text:p>
          </table:table-cell>
          <table:table-cell table:style-name="Tabella1.C33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16"><text:span text:style-name="T6">String lvlUp (</text:span><text:span text:style-name="T26">int</text:span><text:span text:style-name="T6"> COD_M)</text:span></text:p>
            <text:p text:style-name="P83"><text:span text:style-name="T30">http://localhost:8080/</text:span><text:span text:style-name="T33">lvlUp/</text:span><text:span text:style-name="T34">COD_M</text:span></text:p>
          </table:table-cell>
          <table:table-cell table:style-name="Tabella1.A2" office:value-type="string">
            <text:p text:style-name="P59">Livella il mostro COD_M</text:p>
          </table:table-cell>
          <table:table-cell table:style-name="Tabella1.C34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10">String lvlAvg(String user)</text:p>
            <text:p text:style-name="P84"><text:span text:style-name="T30">http://localhost:8080/</text:span><text:span text:style-name="T35">lvlAvg/ID</text:span></text:p>
          </table:table-cell>
          <table:table-cell table:style-name="Tabella1.A2" office:value-type="string">
            <text:p text:style-name="P60">Calcola il livello medio dei mostri in team dell’utente ID</text:p>
          </table:table-cell>
          <table:table-cell table:style-name="Tabella1.C37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10"><text:span text:style-name="T43">String</text:span><text:span text:style-name="T41"> </text:span><text:span text:style-name="T44">aAttack</text:span><text:span text:style-name="T43">(</text:span><text:span text:style-name="T46">int</text:span><text:span text:style-name="T41"> </text:span><text:span text:style-name="T43">COD_M, </text:span><text:span text:style-name="T46">int</text:span><text:span text:style-name="T41"> </text:span><text:span text:style-name="T43">COD_MA)</text:span> </text:p>
            <text:p text:style-name="P18"><text:soft-page-break/><text:span text:style-name="T50">http://localhost:8080/</text:span><text:span text:style-name="T51">aA</text:span><text:span text:style-name="T50">ttck/COD_M/COD_MA</text:span> </text:p>
          </table:table-cell>
          <table:table-cell table:style-name="Tabella1.A2" office:value-type="string">
            <text:p text:style-name="P61">Inserisce attacco da COD_M a COD_MA nella tabella <text:soft-page-break/>monster_action e nella tabella a_attack</text:p>
          </table:table-cell>
          <table:table-cell table:style-name="Tabella1.C37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10"><text:span text:style-name="T43">String</text:span><text:span text:style-name="T41"> </text:span><text:span text:style-name="T44">aMove</text:span><text:span text:style-name="T43">(</text:span><text:span text:style-name="T46">int</text:span><text:span text:style-name="T41"> </text:span><text:span text:style-name="T43">COD_M, </text:span><text:span text:style-name="T46">int</text:span><text:span text:style-name="T41"> </text:span><text:span text:style-name="T43">POS)</text:span> </text:p>
            <text:p text:style-name="P10"><text:span text:style-name="T48">http://localhost:8080/</text:span><text:span text:style-name="T49">aM</text:span><text:span text:style-name="T48">ove/COD_M/pos</text:span> </text:p>
          </table:table-cell>
          <table:table-cell table:style-name="Tabella1.A2" office:value-type="string">
            <text:p text:style-name="P61">Sposta mostro COD_M nella posizione POS e inserisce in monster_action e a_move lo spostamento</text:p>
          </table:table-cell>
          <table:table-cell table:style-name="Tabella1.C37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10"><text:span text:style-name="T43">String</text:span><text:span text:style-name="T41"> </text:span><text:span text:style-name="T44">aAbility</text:span><text:span text:style-name="T43">(</text:span><text:span text:style-name="T46">int</text:span><text:span text:style-name="T41"> </text:span><text:span text:style-name="T43">COD_M, </text:span><text:span text:style-name="T46">int</text:span><text:span text:style-name="T41"> </text:span><text:span text:style-name="T43">COD_MA, String</text:span><text:span text:style-name="T41"> </text:span><text:span text:style-name="T47">ability</text:span><text:span text:style-name="T43">)</text:span> </text:p>
            <text:p text:style-name="P18"><text:span text:style-name="T50">http://localhost:8080/</text:span><text:span text:style-name="T51">aA</text:span><text:span text:style-name="T50">bility/COD_M/COD_MA/a_name</text:span> </text:p>
          </table:table-cell>
          <table:table-cell table:style-name="Tabella1.A2" office:value-type="string">
            <text:p text:style-name="P61">Inserisce atacco magico da COD_M a COD_MA nella tabella monster_action e nella tabella a_ability</text:p>
          </table:table-cell>
          <table:table-cell table:style-name="Tabella1.C39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10"><text:span text:style-name="T46">int</text:span><text:span text:style-name="T41"> </text:span><text:span text:style-name="T44">findPosition</text:span><text:span text:style-name="T43">(</text:span><text:span text:style-name="T46">int</text:span><text:span text:style-name="T41"> </text:span><text:span text:style-name="T43">COD_M)</text:span> </text:p>
          </table:table-cell>
          <table:table-cell table:style-name="Tabella1.A2" office:value-type="string">
            <text:p text:style-name="P61">Restituisce la posizione del mostro COD_M</text:p>
          </table:table-cell>
          <table:table-cell table:style-name="Tabella1.C39" office:value-type="string">
            <text:p text:style-name="P24">x</text:p>
          </table:table-cell>
        </table:table-row>
        <table:table-row table:style-name="Tabella1.23">
          <table:table-cell table:style-name="Tabella1.A2" office:value-type="string">
            <text:p text:style-name="P10"><text:span text:style-name="T46">int</text:span><text:span text:style-name="T41"> </text:span><text:span text:style-name="T44">mSwitch</text:span><text:span text:style-name="T43">(</text:span><text:span text:style-name="T46">int</text:span><text:span text:style-name="T41"> </text:span><text:span text:style-name="T43">COD_M, </text:span><text:span text:style-name="T46">int</text:span><text:span text:style-name="T41"> </text:span><text:span text:style-name="T43">COD_MA)</text:span> </text:p>
          </table:table-cell>
          <table:table-cell table:style-name="Tabella1.A2" office:value-type="string">
            <text:p text:style-name="P61">Scambia di posizione due mostri</text:p>
          </table:table-cell>
          <table:table-cell table:style-name="Tabella1.C41" office:value-type="string">
            <text:p text:style-name="P24">x</text:p>
          </table:table-cell>
        </table:table-row>
        <table:table-row table:style-name="Tabella1.23">
          <table:table-cell table:style-name="Tabella1.A2" office:value-type="string">
            <text:p text:style-name="P10"><text:span text:style-name="T46">int</text:span><text:span text:style-name="T41"> </text:span><text:span text:style-name="T44">mSwitch</text:span><text:span text:style-name="T45">2</text:span><text:span text:style-name="T43">(</text:span><text:span text:style-name="T46">int</text:span><text:span text:style-name="T41"> </text:span><text:span text:style-name="T43">COD_M, </text:span><text:span text:style-name="T46">int</text:span><text:span text:style-name="T41"> </text:span><text:span text:style-name="T42">pos</text:span><text:span text:style-name="T43">)</text:span> </text:p>
          </table:table-cell>
          <table:table-cell table:style-name="Tabella1.A2" office:value-type="string">
            <text:p text:style-name="P62">Mette il mostro COD_M nella posizione pos</text:p>
          </table:table-cell>
          <table:table-cell table:style-name="Tabella1.C41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10"><text:span text:style-name="T46">int</text:span><text:span text:style-name="T41"> </text:span><text:span text:style-name="T44">findCod</text:span><text:span text:style-name="T43">(</text:span><text:span text:style-name="T46">int</text:span><text:span text:style-name="T41"> </text:span><text:span text:style-name="T43">POS, String</text:span><text:span text:style-name="T41"> </text:span><text:span text:style-name="T47">user</text:span><text:span text:style-name="T43">)</text:span> </text:p>
          </table:table-cell>
          <table:table-cell table:style-name="Tabella1.A2" office:value-type="string">
            <text:p text:style-name="P61">Restituisce il COD_M del mostro nella posizione ‘POS’</text:p>
          </table:table-cell>
          <table:table-cell table:style-name="Tabella1.C43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10">String findFoe (String user)</text:p>
          </table:table-cell>
          <table:table-cell table:style-name="Tabella1.A2" office:value-type="string">
            <text:p text:style-name="P63">Restituisce il nome dell’avversario</text:p>
          </table:table-cell>
          <table:table-cell table:style-name="Tabella1.C43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10"><text:span text:style-name="T26">boolean</text:span><text:span text:style-name="T30"> </text:span><text:span text:style-name="T52">searchMatch</text:span><text:span text:style-name="T30"> (String user)</text:span></text:p>
          </table:table-cell>
          <table:table-cell table:style-name="Tabella1.A2" office:value-type="string">
            <text:p text:style-name="P64">Restituisce true se user è in game, false altrimenti</text:p>
          </table:table-cell>
          <table:table-cell table:style-name="Tabella1.C45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10">String clearGames()</text:p>
            <text:p text:style-name="P19">http://localhost:8080/clearGames</text:p>
          </table:table-cell>
          <table:table-cell table:style-name="Tabella1.A2" office:value-type="string">
            <text:p text:style-name="P64">Elimina tutte le istanze nella tabella Game</text:p>
          </table:table-cell>
          <table:table-cell table:style-name="Tabella1.C45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10">String clearQueue()</text:p>
            <text:p text:style-name="P10"><text:span text:style-name="T55">http://localhost:8080/clear</text:span><text:span text:style-name="T56">Queue</text:span></text:p>
          </table:table-cell>
          <table:table-cell table:style-name="Tabella1.A2" office:value-type="string">
            <text:p text:style-name="P64">Elimina tutte le istanze nella tabella MatchMaking</text:p>
          </table:table-cell>
          <table:table-cell table:style-name="Tabella1.C46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10">String createGame (String id1, String id2)</text:p>
          </table:table-cell>
          <table:table-cell table:style-name="Tabella1.A2" office:value-type="string">
            <text:p text:style-name="P64">Inserisce in una nuova istanza di Game gli utenti id1 e id2</text:p>
          </table:table-cell>
          <table:table-cell table:style-name="Tabella1.C49" office:value-type="string">
            <text:p text:style-name="P23"/>
          </table:table-cell>
        </table:table-row>
        <table:table-row table:style-name="Tabella1.23">
          <table:table-cell table:style-name="Tabella1.A2" office:value-type="string">
            <text:p text:style-name="P10"><text:span text:style-name="T43">String</text:span><text:span text:style-name="T41"> </text:span><text:span text:style-name="T44">findMonsterClass</text:span><text:span text:style-name="T43">(</text:span><text:span text:style-name="T46">int</text:span><text:span text:style-name="T41"> </text:span><text:span text:style-name="T43">COD_M)</text:span> </text:p>
          </table:table-cell>
          <table:table-cell table:style-name="Tabella1.A2" office:value-type="string">
            <text:p text:style-name="P65">Ritorna la classe del mostro COD_M</text:p>
          </table:table-cell>
          <table:table-cell table:style-name="Tabella1.C49" office:value-type="string">
            <text:p text:style-name="P25">X</text:p>
          </table:table-cell>
        </table:table-row>
        <table:table-row table:style-name="Tabella1.23">
          <table:table-cell table:style-name="Tabella1.A2" office:value-type="string">
            <text:p text:style-name="P10"><text:span text:style-name="T43">String</text:span><text:span text:style-name="T41"> </text:span><text:span text:style-name="T44">findAbilityClass</text:span><text:span text:style-name="T43">(String</text:span><text:span text:style-name="T41"> </text:span><text:span text:style-name="T47">a_name</text:span><text:span text:style-name="T43">)</text:span> </text:p>
          </table:table-cell>
          <table:table-cell table:style-name="Tabella1.A2" office:value-type="string">
            <text:p text:style-name="P65">Ritorna la classe della abilità a_name</text:p>
          </table:table-cell>
          <table:table-cell table:style-name="Tabella1.C49" office:value-type="string">
            <text:p text:style-name="P25">X</text:p>
          </table:table-cell>
        </table:table-row>
        <table:table-row table:style-name="Tabella1.23">
          <table:table-cell table:style-name="Tabella1.A2" office:value-type="string">
            <text:p text:style-name="P10"><text:span text:style-name="T46">int</text:span><text:span text:style-name="T41"> </text:span><text:span text:style-name="T44">findRange</text:span><text:span text:style-name="T41"> </text:span><text:span text:style-name="T43">(String</text:span><text:span text:style-name="T41"> </text:span><text:span text:style-name="T47">a_name</text:span><text:span text:style-name="T43">)</text:span> </text:p>
          </table:table-cell>
          <table:table-cell table:style-name="Tabella1.A2" office:value-type="string">
            <text:p text:style-name="P65">Ritorna il range dell’abilità a_name</text:p>
          </table:table-cell>
          <table:table-cell table:style-name="Tabella1.C51" office:value-type="string">
            <text:p text:style-name="P25">X</text:p>
          </table:table-cell>
        </table:table-row>
        <table:table-row table:style-name="Tabella1.23">
          <table:table-cell table:style-name="Tabella1.A2" office:value-type="string">
            <text:p text:style-name="P10"><text:span text:style-name="T46">int</text:span><text:span text:style-name="T41"> </text:span><text:span text:style-name="T44">findRange</text:span><text:span text:style-name="T41"> </text:span><text:span text:style-name="T43">(</text:span><text:span text:style-name="T46">int</text:span><text:span text:style-name="T41"> </text:span><text:span text:style-name="T43">COD_M)</text:span> </text:p>
          </table:table-cell>
          <table:table-cell table:style-name="Tabella1.A2" office:value-type="string">
            <text:p text:style-name="P65">Ritorna l’attack range del mostro COD_M </text:p>
          </table:table-cell>
          <table:table-cell table:style-name="Tabella1.C51" office:value-type="string">
            <text:p text:style-name="P25">X</text:p>
          </table:table-cell>
        </table:table-row>
        <table:table-row table:style-name="Tabella1.23">
          <table:table-cell table:style-name="Tabella1.A2" office:value-type="string">
            <text:p text:style-name="P10"><text:span text:style-name="T43">String</text:span><text:span text:style-name="T41"> </text:span><text:span text:style-name="T44">checkStatus</text:span><text:span text:style-name="T41"> </text:span><text:span text:style-name="T43">(</text:span><text:span text:style-name="T46">int</text:span><text:span text:style-name="T41"> </text:span><text:span text:style-name="T43">COD_M)</text:span> </text:p>
          </table:table-cell>
          <table:table-cell table:style-name="Tabella1.A2" office:value-type="string">
            <text:p text:style-name="P65">Ritorna lo status del mostro COD_M</text:p>
          </table:table-cell>
          <table:table-cell table:style-name="Tabella1.C52" office:value-type="string">
            <text:p text:style-name="P25">X</text:p>
          </table:table-cell>
        </table:table-row>
        <text:soft-page-break/>
        <table:table-row table:style-name="Tabella1.23">
          <table:table-cell table:style-name="Tabella1.A2" office:value-type="string">
            <text:p text:style-name="P10"><text:span text:style-name="T46">boolean</text:span><text:span text:style-name="T41"> </text:span><text:span text:style-name="T44">checkLearnedAbility</text:span><text:span text:style-name="T41"> </text:span><text:span text:style-name="T43">(String</text:span><text:span text:style-name="T41"> </text:span><text:span text:style-name="T43">A_NAME, </text:span><text:span text:style-name="T46">int</text:span><text:span text:style-name="T41"> </text:span><text:span text:style-name="T43">COD_M)</text:span> </text:p>
          </table:table-cell>
          <table:table-cell table:style-name="Tabella1.A2" office:value-type="string">
            <text:p text:style-name="P65">Controlla se l’abilità a_name è stata appresa dal mostro COD_M</text:p>
          </table:table-cell>
          <table:table-cell table:style-name="Tabella1.C55" office:value-type="string">
            <text:p text:style-name="P25">X</text:p>
          </table:table-cell>
        </table:table-row>
        <table:table-row table:style-name="Tabella1.23">
          <table:table-cell table:style-name="Tabella1.A2" office:value-type="string">
            <text:p text:style-name="P10"><text:span text:style-name="T30">String showMonsterStat(</text:span><text:span text:style-name="T26">int</text:span><text:span text:style-name="T30"> </text:span><text:span text:style-name="T58">COD_M</text:span><text:span text:style-name="T30">)</text:span></text:p>
          </table:table-cell>
          <table:table-cell table:style-name="Tabella1.A2" office:value-type="string">
            <text:p text:style-name="P66">Ritorna le statistiche e la posizione in combattimento</text:p>
          </table:table-cell>
          <table:table-cell table:style-name="Tabella1.C55" office:value-type="string">
            <text:p text:style-name="P25"/>
          </table:table-cell>
        </table:table-row>
        <table:table-row table:style-name="Tabella1.23">
          <table:table-cell table:style-name="Tabella1.A2" office:value-type="string">
            <text:p text:style-name="P11">String showMonsterStat<text:span text:style-name="T60">WithBonus</text:span>(<text:span text:style-name="T27">int</text:span> <text:span text:style-name="T57">COD_M</text:span>)</text:p>
          </table:table-cell>
          <table:table-cell table:style-name="Tabella1.A2" office:value-type="string">
            <text:p text:style-name="P66">Ritorna le statistiche <text:span text:style-name="T60">del mostro al momento dell’entrata in fight considerando anche i bonus oggetti</text:span></text:p>
          </table:table-cell>
          <table:table-cell table:style-name="Tabella1.C55" office:value-type="string">
            <text:p text:style-name="P25"/>
          </table:table-cell>
        </table:table-row>
        <table:table-row table:style-name="Tabella1.23">
          <table:table-cell table:style-name="Tabella1.A2" office:value-type="string">
            <text:p text:style-name="P10"><text:span text:style-name="T26">boolean</text:span><text:span text:style-name="T30"> addToFighting(</text:span><text:span text:style-name="T26">int</text:span><text:span text:style-name="T30"> </text:span><text:span text:style-name="T58">COD_M</text:span><text:span text:style-name="T30">, </text:span><text:span text:style-name="T26">int</text:span><text:span text:style-name="T30"> </text:span><text:span text:style-name="T58">pos</text:span><text:span text:style-name="T30">)</text:span></text:p>
          </table:table-cell>
          <table:table-cell table:style-name="Tabella1.A2" office:value-type="string">
            <text:p text:style-name="P67">Aggiungie mostri del team nella tabella fighting <text:span text:style-name="T59">in una determinata posizione (prendendo come statistiche iniziali quelle restituite da </text:span><text:span text:style-name="T8">showMonsterStat</text:span><text:span text:style-name="T9">WithBonus</text:span><text:span text:style-name="T59">)</text:span></text:p>
          </table:table-cell>
          <table:table-cell table:style-name="Tabella1.C56" office:value-type="string">
            <text:p text:style-name="P25"/>
          </table:table-cell>
        </table:table-row>
        <table:table-row table:style-name="Tabella1.23">
          <table:table-cell table:style-name="Tabella1.A2" office:value-type="string">
            <text:p text:style-name="P10"><text:span text:style-name="T26">boolean</text:span><text:span text:style-name="T30"> checkTeamSize(String </text:span><text:span text:style-name="T58">user</text:span><text:span text:style-name="T30">)</text:span></text:p>
          </table:table-cell>
          <table:table-cell table:style-name="Tabella1.A2" office:value-type="string">
            <text:p text:style-name="P66">Controlla che i mostri nel team <text:span text:style-name="T59">di un user</text:span> siano minori di 9</text:p>
          </table:table-cell>
          <table:table-cell table:style-name="Tabella1.C57" office:value-type="string">
            <text:p text:style-name="P25"/>
          </table:table-cell>
        </table:table-row>
        <table:table-row table:style-name="Tabella1.23">
          <table:table-cell table:style-name="Tabella1.A2" office:value-type="string">
            <text:p text:style-name="P10"><text:span text:style-name="T30">String </text:span><text:span text:style-name="T52">clearActionQueue</text:span><text:span text:style-name="T30">(String </text:span><text:span text:style-name="T58">user</text:span><text:span text:style-name="T30">)</text:span></text:p>
          </table:table-cell>
          <table:table-cell table:style-name="Tabella1.A2" office:value-type="string">
            <text:p text:style-name="P66">Cancella tutte le monster action e a-attack a-move a-ability <text:span text:style-name="T59">di un user</text:span></text:p>
            <text:p text:style-name="P66">(PROBABILMENTE NON SERVE AD UN CAZZO)</text:p>
          </table:table-cell>
          <table:table-cell table:style-name="Tabella1.C58" office:value-type="string">
            <text:p text:style-name="P25"/>
          </table:table-cell>
        </table:table-row>
        <table:table-row table:style-name="Tabella1.23">
          <table:table-cell table:style-name="Tabella1.A2" office:value-type="string">
            <text:p text:style-name="P10"><text:span text:style-name="T62">String attackEffect(</text:span><text:span text:style-name="T28">int</text:span><text:span text:style-name="T62"> COD_A, </text:span><text:span text:style-name="T28">int</text:span><text:span text:style-name="T62"> COD_T)</text:span></text:p>
          </table:table-cell>
          <table:table-cell table:style-name="Tabella1.A2" office:value-type="string">
            <text:p text:style-name="P68">Applica gli effetti di un attacco base (solo AD), con COD_A attaccante e COD_T target</text:p>
          </table:table-cell>
          <table:table-cell table:style-name="Tabella1.C60" office:value-type="string">
            <text:p text:style-name="P25"/>
          </table:table-cell>
        </table:table-row>
        <table:table-row table:style-name="Tabella1.23">
          <table:table-cell table:style-name="Tabella1.A2" office:value-type="string">
            <text:p text:style-name="P10"><text:span text:style-name="T37">String wInfo (String w_name)</text:span></text:p>
          </table:table-cell>
          <table:table-cell table:style-name="Tabella1.A2" office:value-type="string">
            <text:p text:style-name="P70">Restituisce le informazioni di un oggetto wearable w_name</text:p>
          </table:table-cell>
          <table:table-cell table:style-name="Tabella1.C60" office:value-type="string">
            <text:p text:style-name="P25"/>
          </table:table-cell>
        </table:table-row>
        <table:table-row table:style-name="Tabella1.23">
          <table:table-cell table:style-name="Tabella1.A2" office:value-type="string">
            <text:p text:style-name="P10"><text:span text:style-name="T37">String </text:span><text:span text:style-name="T38">mWInfo</text:span><text:span text:style-name="T37"> (</text:span><text:span text:style-name="T25">int</text:span><text:span text:style-name="T37"> COD_M)</text:span></text:p>
          </table:table-cell>
          <table:table-cell table:style-name="Tabella1.A2" office:value-type="string">
            <text:p text:style-name="P69">Restituisce <text:span text:style-name="T63">le informazioni sull’equipaggiamento</text:span> un mostro COD_M</text:p>
          </table:table-cell>
          <table:table-cell table:style-name="Tabella1.C61" office:value-type="string">
            <text:p text:style-name="P25"/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1">STATO BATTAGLIA: </text:p>
      <text:p text:style-name="P1">- <text:span text:style-name="T2">Disposizione mostri sul campo</text:span></text:p>
      <text:p text:style-name="P1">- <text:span text:style-name="T2">Azione combattimento</text:span></text:p>
      <text:p text:style-name="P1">- Statistiche/status mostri</text:p>
      <text:p text:style-name="P1">- <text:span text:style-name="T3">Turno</text:span></text:p>
      <text:p text:style-name="P1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Liberation Mono', Menlo, Courier, monospace"/>
    <style:font-face style:name="FreeSans1" svg:font-family="FreeSans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8T20:15:06.535747575</dc:date>
    <meta:editing-duration>PT2H40M27S</meta:editing-duration>
    <meta:editing-cycles>52</meta:editing-cycles>
    <meta:generator>LibreOffice/5.1.2.2$Linux_X86_64 LibreOffice_project/10m0$Build-2</meta:generator>
    <meta:document-statistic meta:table-count="3" meta:image-count="0" meta:object-count="0" meta:page-count="5" meta:paragraph-count="179" meta:word-count="813" meta:character-count="6516" meta:non-whitespace-character-count="5861"/>
  </office:meta>
</office:document-meta>
</file>